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orphans="2" fo:widows="2" fo:text-indent="0in" style:auto-text-indent="false" fo:padding="0in" fo:border="non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P7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cccccc" loext:opacity="100%" style:font-name="system-ui" fo:font-size="12pt" fo:letter-spacing="normal" fo:font-style="normal" fo:font-weight="normal"/>
    </style:style>
    <style:style style:name="T2" style:family="text">
      <style:text-properties fo:font-variant="normal" fo:text-transform="none" fo:color="#cccccc" loext:opacity="100%" style:font-name="system-ui" fo:font-size="9.75pt" fo:letter-spacing="normal" fo:font-style="normal" fo:font-weight="normal"/>
    </style:style>
    <style:style style:name="T3" style:family="text">
      <style:text-properties fo:font-variant="normal" fo:text-transform="none" fo:color="#4daafc" loext:opacity="100%" style:text-line-through-style="none" style:text-line-through-type="none" style:font-name="system-ui" fo:font-size="9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d0d0d0" loext:opacity="100%" fo:font-family="'Ubuntu Mono', 'Liberation Mono', 'DejaVu Sans Mono', 'Courier New', monospace" fo:font-size="8.25pt" fo:letter-spacing="normal" fo:font-style="normal" fo:font-weight="normal" fo:background-color="#3c3c3c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Next Steps for SEO:</text:span></text:span></text:h>
      <text:list text:style-name="L1">
        <text:list-item>
          <text:p text:style-name="P2"><text:span text:style-name="Strong_20_Emphasis"><text:span text:style-name="T2">Submit to Bing Webmaster Tools:</text:span></text:span></text:p>
          <text:list>
            <text:list-item>
              <text:p text:style-name="P2"><text:span text:style-name="T2">Go to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3">https://www.bing.com/webmasters</text:span></text:a></text:p>
            </text:list-item>
            <text:list-item>
              <text:p text:style-name="P3">Add your site: fedoralinuxlab.org</text:p>
            </text:list-item>
            <text:list-item>
              <text:p text:style-name="P3">Verify ownership (use meta tag method)</text:p>
            </text:list-item>
            <text:list-item>
              <text:p text:style-name="P2"><text:span text:style-name="T2">Submit your sitemap: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3">https://fedoralinuxlab.org/sitemap.xml</text:span></text:a></text:p>
            </text:list-item>
          </text:list>
        </text:list-item>
        <text:list-item>
          <text:p text:style-name="P2"><text:span text:style-name="Strong_20_Emphasis"><text:span text:style-name="T2">Submit to Google Search Console:</text:span></text:span></text:p>
          <text:list>
            <text:list-item>
              <text:p text:style-name="P2"><text:span text:style-name="T2">Go to </text:span><text:a xlink:type="simple" xlink:href="vscode-file://vscode-app/usr/share/code/resources/app/out/vs/code/electron-browser/workbench/workbench.html" text:style-name="Internet_20_link" text:visited-style-name="Visited_20_Internet_20_Link"><text:span text:style-name="T3">https://search.google.com/search-console</text:span></text:a></text:p>
            </text:list-item>
            <text:list-item>
              <text:p text:style-name="P3">Add your property</text:p>
            </text:list-item>
            <text:list-item>
              <text:p text:style-name="P3">Verify and submit sitemap</text:p>
            </text:list-item>
          </text:list>
        </text:list-item>
        <text:list-item>
          <text:p text:style-name="P2"><text:span text:style-name="Strong_20_Emphasis"><text:span text:style-name="T2">Force Bing to re-crawl:</text:span></text:span></text:p>
          <text:list>
            <text:list-item>
              <text:p text:style-name="P4">In Bing Webmaster Tools, use "URL Inspection" tool</text:p>
            </text:list-item>
            <text:list-item>
              <text:p text:style-name="P3">Submit individual URLs for immediate indexing</text:p>
            </text:list-item>
            <text:list-item>
              <text:p text:style-name="P3">Use "Request Indexing" feature</text:p>
            </text:list-item>
          </text:list>
        </text:list-item>
        <text:list-item>
          <text:p text:style-name="P2"><text:span text:style-name="Strong_20_Emphasis"><text:span text:style-name="T2">Check indexing status:</text:span></text:span></text:p>
          <text:list>
            <text:list-item>
              <text:p text:style-name="P2"><text:span text:style-name="T2">In Bing: Search </text:span><text:span text:style-name="Source_20_Text"><text:span text:style-name="T4">site:fedoralinuxlab.org</text:span></text:span><text:span text:style-name="T2"> to see indexed pages</text:span></text:p>
            </text:list-item>
            <text:list-item>
              <text:p text:style-name="P3">In Google: Same search query</text:p>
            </text:list-item>
          </text:list>
        </text:list-item>
        <text:list-item>
          <text:p text:style-name="P2"><text:span text:style-name="Strong_20_Emphasis"><text:span text:style-name="T2">Additional SEO improvements:</text:span></text:span></text:p>
          <text:list>
            <text:list-item>
              <text:p text:style-name="P2"><text:span text:style-name="T2">Add </text:span><text:span text:style-name="Source_20_Text"><text:span text:style-name="T4">&lt;meta name="robots" content="index, follow"&gt;</text:span></text:span><text:span text:style-name="T2"> to each page</text:span></text:p>
            </text:list-item>
            <text:list-item>
              <text:p text:style-name="P2"><text:span text:style-name="T2">Ensure all images have descriptive </text:span><text:span text:style-name="Source_20_Text"><text:span text:style-name="T4">alt</text:span></text:span><text:span text:style-name="T2"> attributes</text:span></text:p>
            </text:list-item>
            <text:list-item>
              <text:p text:style-name="P3">Add Open Graph tags for social media sharing</text:p>
            </text:list-item>
            <text:list-item>
              <text:p text:style-name="P5">Consider adding schema.org structured data</text:p>
            </text:list-item>
          </text:list>
        </text:list-item>
      </text:list>
      <text:p text:style-name="P6">Would you like me to create a verification meta tag template for Bing Webmaster Tools or help with any other SEO elements?</text:p>
      <text:p text:style-name="P7"/>
      <text:p text:style-name="P7">3. URLs to Submit Directly in Bing Webmaster Tools</text:p>
      <text:p text:style-name="P7">After verification, use the "URL Inspection" tool to submit these URLs for immediate indexing:</text:p>
      <text:p text:style-name="P7"/>
      <text:p text:style-name="P7">4. Step-by-Step Bing Webmaster Tools Process</text:p>
      <text:p text:style-name="P7">A. Initial Setup:</text:p>
      <text:p text:style-name="P7">Go to https://www.bing.com/webmasters</text:p>
      <text:p text:style-name="P7">Sign in with Microsoft account</text:p>
      <text:p text:style-name="P7">Add site: https://fedoralinuxlab.org</text:p>
      <text:p text:style-name="P7">Get verification meta tag</text:p>
      <text:p text:style-name="P7">Add to index.html &lt;head&gt;</text:p>
      <text:p text:style-name="P7">Upload/push changes</text:p>
      <text:p text:style-name="P7">Click "Verify"</text:p>
      <text:p text:style-name="P7">B. Submit Sitemap:</text:p>
      <text:p text:style-name="P7"><text:soft-page-break/>In Bing Webmaster Tools dashboard</text:p>
      <text:p text:style-name="P7">Go to "Sitemaps" section</text:p>
      <text:p text:style-name="P7">Submit: https://fedoralinuxlab.org/sitemap.xml</text:p>
      <text:p text:style-name="P7">Wait for Bing to crawl (can take 24-48 hours)</text:p>
      <text:p text:style-name="P7">C. Request URL Indexing:</text:p>
      <text:p text:style-name="P7">Go to "URL Inspection" tool</text:p>
      <text:p text:style-name="P7">Enter each URL from the list above</text:p>
      <text:p text:style-name="P7">Click "Request Indexing"</text:p>
      <text:p text:style-name="P7">Do this for your most important pages first (index.html, QuickStart.html, NmJobs.html, etc.)</text:p>
      <text:p text:style-name="P7">D. Check Issues:</text:p>
      <text:p text:style-name="P7">Review "Site Scan" results</text:p>
      <text:p text:style-name="P7">Fix any errors Bing reports</text:p>
      <text:p text:style-name="P7">Check "SEO Reports" section</text:p>
      <text:p text:style-name="P7">Look at "Crawl Information"</text:p>
      <text:p text:style-name="P7">5. Additional Robots Meta Tags for Each Page</text:p>
      <text:p text:style-name="P7">Add this to the &lt;head&gt; of every HTML page: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3:37:13.174152560</meta:creation-date>
    <meta:editing-duration>PT5H29M11S</meta:editing-duration>
    <meta:editing-cycles>4</meta:editing-cycles>
    <meta:generator>LibreOffice/25.8.3.2$Linux_X86_64 LibreOffice_project/580$Build-2</meta:generator>
    <dc:title>Blank Half Inch Margin</dc:title>
    <dc:date>2025-12-10T19:17:47.274392830</dc:date>
    <meta:document-statistic meta:table-count="0" meta:image-count="0" meta:object-count="0" meta:page-count="2" meta:paragraph-count="51" meta:word-count="299" meta:character-count="1933" meta:non-whitespace-character-count="1706"/>
    <meta:template xlink:type="simple" xlink:actuate="onRequest" xlink:title="Blank Half Inch Margin" xlink:href="../../../Templates/Blank%20Half%20Inch%20Margin.ott" meta:date="2025-12-10T13:37:12.841622932"/>
  </office:meta>
</office:document-meta>
</file>